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Preformatted_20_Text">
      <style:text-properties style:font-name="arial" fo:font-size="15pt" fo:language="de" fo:country="DE" officeooo:rsid="001a5dec" style:font-name-asian="Noto Sans Mono CJK SC" style:font-size-asian="13.1000003814697pt" style:font-name-complex="Liberation Mono" style:font-size-complex="15pt"/>
    </style:style>
    <style:style style:name="P2" style:family="paragraph" style:parent-style-name="Preformatted_20_Text">
      <style:text-properties style:font-name="arial" fo:font-size="15pt" fo:language="de" fo:country="DE" officeooo:rsid="001a5dec" officeooo:paragraph-rsid="000bfbf8" style:font-name-asian="Noto Sans Mono CJK SC" style:font-size-asian="13.1000003814697pt" style:font-name-complex="Liberation Mono" style:font-size-complex="15pt"/>
    </style:style>
    <style:style style:name="P3" style:family="paragraph" style:parent-style-name="Preformatted_20_Text">
      <style:text-properties style:font-name="arial" fo:font-size="15pt" fo:language="de" fo:country="DE" officeooo:rsid="001a5dec" officeooo:paragraph-rsid="000a88ff" style:font-name-asian="Noto Sans Mono CJK SC" style:font-size-asian="13.1000003814697pt" style:font-name-complex="Liberation Mono" style:font-size-complex="15pt"/>
    </style:style>
    <style:style style:name="P4" style:family="paragraph" style:parent-style-name="Preformatted_20_Text">
      <style:text-properties style:font-name="arial" fo:font-size="15pt" fo:language="de" fo:country="DE" officeooo:rsid="001a5dec" officeooo:paragraph-rsid="000e1edb" style:font-name-asian="Noto Sans Mono CJK SC" style:font-size-asian="13.1000003814697pt" style:font-name-complex="Liberation Mono" style:font-size-complex="15pt"/>
    </style:style>
    <style:style style:name="P5" style:family="paragraph" style:parent-style-name="Preformatted_20_Text">
      <style:text-properties style:font-name="arial" fo:font-size="15pt" fo:language="de" fo:country="DE" officeooo:rsid="000f6d2b" officeooo:paragraph-rsid="000e1edb" style:font-name-asian="Noto Sans Mono CJK SC" style:font-size-asian="13.1000003814697pt" style:font-name-complex="Liberation Mono" style:font-size-complex="15pt"/>
    </style:style>
    <style:style style:name="P6" style:family="paragraph" style:parent-style-name="Preformatted_20_Text">
      <style:text-properties style:font-name="arial" fo:font-size="15pt" fo:language="de" fo:country="DE" officeooo:rsid="00122c33" officeooo:paragraph-rsid="00122c33" style:font-name-asian="Noto Sans Mono CJK SC" style:font-size-asian="13.1000003814697pt" style:font-name-complex="Liberation Mono" style:font-size-complex="15pt"/>
    </style:style>
    <style:style style:name="P7" style:family="paragraph" style:parent-style-name="Preformatted_20_Text">
      <style:text-properties style:font-name="arial" fo:font-size="15pt" fo:language="de" fo:country="DE" officeooo:rsid="001322a4" officeooo:paragraph-rsid="001322a4" style:font-name-asian="Noto Sans Mono CJK SC" style:font-size-asian="13.1000003814697pt" style:font-name-complex="Liberation Mono" style:font-size-complex="15pt"/>
    </style:style>
    <style:style style:name="P8" style:family="paragraph" style:parent-style-name="Preformatted_20_Text">
      <style:text-properties style:font-name="arial" fo:font-size="15pt" fo:language="de" fo:country="DE" officeooo:rsid="0013a648" officeooo:paragraph-rsid="0013a648" style:font-name-asian="Noto Sans Mono CJK SC" style:font-size-asian="13.1000003814697pt" style:font-name-complex="Liberation Mono" style:font-size-complex="15pt"/>
    </style:style>
    <style:style style:name="P9" style:family="paragraph" style:parent-style-name="Preformatted_20_Text">
      <style:text-properties style:font-name="arial" fo:font-size="15pt" fo:language="de" fo:country="DE" officeooo:rsid="00154ca5" officeooo:paragraph-rsid="00154ca5" style:font-name-asian="Noto Sans Mono CJK SC" style:font-size-asian="13.1000003814697pt" style:font-name-complex="Liberation Mono" style:font-size-complex="15pt"/>
    </style:style>
    <style:style style:name="P10" style:family="paragraph" style:parent-style-name="Preformatted_20_Text">
      <style:text-properties style:font-name="arial" fo:font-size="15pt" fo:language="de" fo:country="DE" officeooo:rsid="001605f9" officeooo:paragraph-rsid="001605f9" style:font-name-asian="Noto Sans Mono CJK SC" style:font-size-asian="13.1000003814697pt" style:font-name-complex="Liberation Mono" style:font-size-complex="15pt"/>
    </style:style>
    <style:style style:name="P11" style:family="paragraph" style:parent-style-name="Preformatted_20_Text">
      <style:text-properties style:font-name="arial" fo:font-size="15pt" fo:language="de" fo:country="DE" officeooo:rsid="0017fbb8" officeooo:paragraph-rsid="0017fbb8" style:font-name-asian="Noto Sans Mono CJK SC" style:font-size-asian="13.1000003814697pt" style:font-name-complex="Liberation Mono" style:font-size-complex="15pt"/>
    </style:style>
    <style:style style:name="P12" style:family="paragraph" style:parent-style-name="Preformatted_20_Text">
      <style:text-properties style:font-name="arial" fo:font-size="15pt" fo:language="de" fo:country="DE" officeooo:rsid="0018a9a8" officeooo:paragraph-rsid="0018a9a8" style:font-name-asian="Noto Sans Mono CJK SC" style:font-size-asian="13.1000003814697pt" style:font-name-complex="Liberation Mono" style:font-size-complex="15pt"/>
    </style:style>
    <style:style style:name="P13" style:family="paragraph" style:parent-style-name="Preformatted_20_Text">
      <style:text-properties style:font-name="arial" fo:font-size="15pt" fo:language="de" fo:country="DE" officeooo:rsid="0019b55b" officeooo:paragraph-rsid="0019b55b" style:font-name-asian="Noto Sans Mono CJK SC" style:font-size-asian="13.1000003814697pt" style:font-name-complex="Liberation Mono" style:font-size-complex="15pt"/>
    </style:style>
    <style:style style:name="P14" style:family="paragraph" style:parent-style-name="Preformatted_20_Text">
      <style:text-properties style:font-name="arial" fo:font-size="15pt" fo:language="de" fo:country="DE" officeooo:rsid="0019c580" officeooo:paragraph-rsid="0019c580" style:font-name-asian="Noto Sans Mono CJK SC" style:font-size-asian="13.1000003814697pt" style:font-name-complex="Liberation Mono" style:font-size-complex="15pt"/>
    </style:style>
    <style:style style:name="P15" style:family="paragraph" style:parent-style-name="Preformatted_20_Text">
      <style:text-properties style:font-name="arial" fo:font-size="15pt" fo:language="de" fo:country="DE" officeooo:rsid="0019f106" officeooo:paragraph-rsid="0019f106" style:font-name-asian="Noto Sans Mono CJK SC" style:font-size-asian="13.1000003814697pt" style:font-name-complex="Liberation Mono" style:font-size-complex="15pt"/>
    </style:style>
    <style:style style:name="P16" style:family="paragraph" style:parent-style-name="Preformatted_20_Text" style:list-style-name="L1">
      <style:text-properties style:font-name="arial" fo:font-size="15pt" fo:language="de" fo:country="DE" officeooo:rsid="0018a9a8" officeooo:paragraph-rsid="0018a9a8" style:font-name-asian="Noto Sans Mono CJK SC" style:font-size-asian="13.1000003814697pt" style:font-name-complex="Liberation Mono" style:font-size-complex="15pt"/>
    </style:style>
    <style:style style:name="P17" style:family="paragraph" style:parent-style-name="Preformatted_20_Text" style:list-style-name="L2">
      <style:text-properties style:font-name="arial" fo:font-size="15pt" fo:language="de" fo:country="DE" officeooo:rsid="0018a9a8" officeooo:paragraph-rsid="0018a9a8" style:font-name-asian="Noto Sans Mono CJK SC" style:font-size-asian="13.1000003814697pt" style:font-name-complex="Liberation Mono" style:font-size-complex="15pt"/>
    </style:style>
    <style:style style:name="P18" style:family="paragraph" style:parent-style-name="Preformatted_20_Text" style:list-style-name="L3">
      <style:text-properties style:font-name="arial" fo:font-size="15pt" fo:language="de" fo:country="DE" officeooo:rsid="0018a9a8" officeooo:paragraph-rsid="0018a9a8" style:font-name-asian="Noto Sans Mono CJK SC" style:font-size-asian="13.1000003814697pt" style:font-name-complex="Liberation Mono" style:font-size-complex="15pt"/>
    </style:style>
    <style:style style:name="P19" style:family="paragraph" style:parent-style-name="Preformatted_20_Text" style:list-style-name="L4">
      <style:text-properties style:font-name="arial" fo:font-size="15pt" fo:language="de" fo:country="DE" officeooo:rsid="001a5dec" style:font-name-asian="Noto Sans Mono CJK SC" style:font-size-asian="13.1000003814697pt" style:font-name-complex="Liberation Mono" style:font-size-complex="15pt"/>
    </style:style>
    <style:style style:name="P20" style:family="paragraph" style:parent-style-name="Preformatted_20_Text" style:list-style-name="L5">
      <style:text-properties style:font-name="arial" fo:font-size="15pt" fo:language="de" fo:country="DE" officeooo:rsid="001a5dec" officeooo:paragraph-rsid="000bfbf8" style:font-name-asian="Noto Sans Mono CJK SC" style:font-size-asian="13.1000003814697pt" style:font-name-complex="Liberation Mono" style:font-size-complex="15pt"/>
    </style:style>
    <style:style style:name="P21" style:family="paragraph" style:parent-style-name="Preformatted_20_Text" style:list-style-name="L6">
      <style:text-properties style:font-name="arial" fo:font-size="15pt" fo:language="de" fo:country="DE" officeooo:rsid="001a5dec" style:font-name-asian="Noto Sans Mono CJK SC" style:font-size-asian="13.1000003814697pt" style:font-name-complex="Liberation Mono" style:font-size-complex="15pt"/>
    </style:style>
    <style:style style:name="P22" style:family="paragraph" style:parent-style-name="Preformatted_20_Text" style:list-style-name="L7">
      <style:text-properties style:font-name="arial" fo:font-size="15pt" fo:language="de" fo:country="DE" officeooo:rsid="001a5dec" officeooo:paragraph-rsid="000bfbf8" style:font-name-asian="Noto Sans Mono CJK SC" style:font-size-asian="13.1000003814697pt" style:font-name-complex="Liberation Mono" style:font-size-complex="15pt"/>
    </style:style>
    <style:style style:name="P23" style:family="paragraph" style:parent-style-name="Preformatted_20_Text" style:list-style-name="L8">
      <style:text-properties style:font-name="arial" fo:font-size="15pt" fo:language="de" fo:country="DE" officeooo:rsid="001a5dec" style:font-name-asian="Noto Sans Mono CJK SC" style:font-size-asian="13.1000003814697pt" style:font-name-complex="Liberation Mono" style:font-size-complex="15pt"/>
    </style:style>
    <style:style style:name="P24" style:family="paragraph" style:parent-style-name="Preformatted_20_Text" style:list-style-name="L9">
      <style:text-properties style:font-name="arial" fo:font-size="15pt" fo:language="de" fo:country="DE" officeooo:rsid="001a5dec" officeooo:paragraph-rsid="000bfbf8" style:font-name-asian="Noto Sans Mono CJK SC" style:font-size-asian="13.1000003814697pt" style:font-name-complex="Liberation Mono" style:font-size-complex="15pt"/>
    </style:style>
    <style:style style:name="P25" style:family="paragraph" style:parent-style-name="Preformatted_20_Text" style:list-style-name="L11">
      <style:text-properties style:font-name="arial" fo:font-size="15pt" fo:language="de" fo:country="DE" officeooo:rsid="001a5dec" officeooo:paragraph-rsid="000bfbf8" style:font-name-asian="Noto Sans Mono CJK SC" style:font-size-asian="13.1000003814697pt" style:font-name-complex="Liberation Mono" style:font-size-complex="15pt"/>
    </style:style>
    <style:style style:name="P26" style:family="paragraph" style:parent-style-name="Preformatted_20_Text" style:list-style-name="L13">
      <style:text-properties style:font-name="arial" fo:font-size="15pt" fo:language="de" fo:country="DE" officeooo:rsid="001a5dec" officeooo:paragraph-rsid="000a88ff" style:font-name-asian="Noto Sans Mono CJK SC" style:font-size-asian="13.1000003814697pt" style:font-name-complex="Liberation Mono" style:font-size-complex="15pt"/>
    </style:style>
    <style:style style:name="P27" style:family="paragraph" style:parent-style-name="Preformatted_20_Text" style:list-style-name="L15">
      <style:text-properties style:font-name="arial" fo:font-size="15pt" fo:language="de" fo:country="DE" officeooo:rsid="001a5dec" style:font-name-asian="Noto Sans Mono CJK SC" style:font-size-asian="13.1000003814697pt" style:font-name-complex="Liberation Mono" style:font-size-complex="15pt"/>
    </style:style>
    <style:style style:name="P28" style:family="paragraph" style:parent-style-name="Preformatted_20_Text" style:list-style-name="L16">
      <style:text-properties style:font-name="arial" fo:font-size="15pt" fo:language="de" fo:country="DE" officeooo:rsid="001a5dec" officeooo:paragraph-rsid="000e1edb" style:font-name-asian="Noto Sans Mono CJK SC" style:font-size-asian="13.1000003814697pt" style:font-name-complex="Liberation Mono" style:font-size-complex="15pt"/>
    </style:style>
    <style:style style:name="P29" style:family="paragraph" style:parent-style-name="Preformatted_20_Text" style:list-style-name="L6">
      <style:text-properties style:font-name="arial" fo:font-size="15pt" fo:language="de" fo:country="DE" officeooo:rsid="0019b55b" officeooo:paragraph-rsid="0019b55b" style:font-name-asian="Noto Sans Mono CJK SC" style:font-size-asian="13.1000003814697pt" style:font-name-complex="Liberation Mono" style:font-size-complex="15pt"/>
    </style:style>
    <style:style style:name="P30" style:family="paragraph" style:parent-style-name="Preformatted_20_Text" style:list-style-name="L9">
      <style:text-properties style:font-name="arial" fo:font-size="15pt" fo:language="de" fo:country="DE" officeooo:rsid="00154ca5" officeooo:paragraph-rsid="00154ca5" style:font-name-asian="Noto Sans Mono CJK SC" style:font-size-asian="13.1000003814697pt" style:font-name-complex="Liberation Mono" style:font-size-complex="15pt"/>
    </style:style>
    <style:style style:name="P31" style:family="paragraph" style:parent-style-name="Preformatted_20_Text" style:list-style-name="L10">
      <style:text-properties style:font-name="arial" fo:font-size="15pt" fo:language="de" fo:country="DE" officeooo:rsid="00154ca5" officeooo:paragraph-rsid="00154ca5" style:font-name-asian="Noto Sans Mono CJK SC" style:font-size-asian="13.1000003814697pt" style:font-name-complex="Liberation Mono" style:font-size-complex="15pt"/>
    </style:style>
    <style:style style:name="P32" style:family="paragraph" style:parent-style-name="Preformatted_20_Text" style:list-style-name="L20">
      <style:text-properties style:font-name="arial" fo:font-size="15pt" fo:language="de" fo:country="DE" officeooo:rsid="00154ca5" officeooo:paragraph-rsid="00154ca5" style:font-name-asian="Noto Sans Mono CJK SC" style:font-size-asian="13.1000003814697pt" style:font-name-complex="Liberation Mono" style:font-size-complex="15pt"/>
    </style:style>
    <style:style style:name="P33" style:family="paragraph" style:parent-style-name="Preformatted_20_Text" style:list-style-name="L12">
      <style:text-properties style:font-name="arial" fo:font-size="15pt" fo:language="de" fo:country="DE" officeooo:rsid="001605f9" officeooo:paragraph-rsid="001605f9" style:font-name-asian="Noto Sans Mono CJK SC" style:font-size-asian="13.1000003814697pt" style:font-name-complex="Liberation Mono" style:font-size-complex="15pt"/>
    </style:style>
    <style:style style:name="P34" style:family="paragraph" style:parent-style-name="Preformatted_20_Text" style:list-style-name="L12">
      <style:text-properties style:font-name="arial" fo:font-size="15pt" fo:language="de" fo:country="DE" officeooo:rsid="0017fbb8" officeooo:paragraph-rsid="0017fbb8" style:font-name-asian="Noto Sans Mono CJK SC" style:font-size-asian="13.1000003814697pt" style:font-name-complex="Liberation Mono" style:font-size-complex="15pt"/>
    </style:style>
    <style:style style:name="P35" style:family="paragraph" style:parent-style-name="Preformatted_20_Text" style:list-style-name="L13">
      <style:text-properties style:font-name="arial" fo:font-size="15pt" fo:language="de" fo:country="DE" officeooo:rsid="001215ab" officeooo:paragraph-rsid="001215ab" style:font-name-asian="Noto Sans Mono CJK SC" style:font-size-asian="13.1000003814697pt" style:font-name-complex="Liberation Mono" style:font-size-complex="15pt"/>
    </style:style>
    <style:style style:name="P36" style:family="paragraph" style:parent-style-name="Preformatted_20_Text" style:list-style-name="L14">
      <style:text-properties style:font-name="arial" fo:font-size="15pt" fo:language="de" fo:country="DE" officeooo:rsid="00185b2a" officeooo:paragraph-rsid="00185b2a" style:font-name-asian="Noto Sans Mono CJK SC" style:font-size-asian="13.1000003814697pt" style:font-name-complex="Liberation Mono" style:font-size-complex="15pt"/>
    </style:style>
    <style:style style:name="P37" style:family="paragraph" style:parent-style-name="Preformatted_20_Text" style:list-style-name="L16">
      <style:text-properties style:font-name="arial" fo:font-size="15pt" fo:language="de" fo:country="DE" officeooo:rsid="000f6d2b" officeooo:paragraph-rsid="000e1edb" style:font-name-asian="Noto Sans Mono CJK SC" style:font-size-asian="13.1000003814697pt" style:font-name-complex="Liberation Mono" style:font-size-complex="15pt"/>
    </style:style>
    <style:style style:name="P38" style:family="paragraph" style:parent-style-name="Preformatted_20_Text" style:list-style-name="L17">
      <style:text-properties style:font-name="arial" fo:font-size="15pt" fo:language="de" fo:country="DE" officeooo:rsid="00122c33" officeooo:paragraph-rsid="00122c33" style:font-name-asian="Noto Sans Mono CJK SC" style:font-size-asian="13.1000003814697pt" style:font-name-complex="Liberation Mono" style:font-size-complex="15pt"/>
    </style:style>
    <style:style style:name="P39" style:family="paragraph" style:parent-style-name="Preformatted_20_Text" style:list-style-name="L18">
      <style:text-properties style:font-name="arial" fo:font-size="15pt" fo:language="de" fo:country="DE" officeooo:rsid="001322a4" officeooo:paragraph-rsid="001322a4" style:font-name-asian="Noto Sans Mono CJK SC" style:font-size-asian="13.1000003814697pt" style:font-name-complex="Liberation Mono" style:font-size-complex="15pt"/>
    </style:style>
    <style:style style:name="P40" style:family="paragraph" style:parent-style-name="Preformatted_20_Text">
      <style:text-properties style:font-name="arial" fo:font-size="15pt" fo:language="de" fo:country="DE" officeooo:rsid="001322a4" officeooo:paragraph-rsid="001322a4" style:font-name-asian="Noto Sans Mono CJK SC" style:font-size-asian="13.1000003814697pt" style:font-name-complex="Liberation Mono" style:font-size-complex="15pt"/>
    </style:style>
    <style:style style:name="P41" style:family="paragraph" style:parent-style-name="Preformatted_20_Text" style:list-style-name="L19">
      <style:text-properties style:font-name="arial" fo:font-size="15pt" fo:language="de" fo:country="DE" officeooo:rsid="0013a648" officeooo:paragraph-rsid="0013a648" style:font-name-asian="Noto Sans Mono CJK SC" style:font-size-asian="13.1000003814697pt" style:font-name-complex="Liberation Mono" style:font-size-complex="15pt"/>
    </style:style>
    <style:style style:name="P42" style:family="paragraph" style:parent-style-name="Preformatted_20_Text" style:list-style-name="L20">
      <style:text-properties style:font-name="arial" fo:font-size="15pt" fo:language="de" fo:country="DE" officeooo:rsid="0019c580" officeooo:paragraph-rsid="0019c580" style:font-name-asian="Noto Sans Mono CJK SC" style:font-size-asian="13.1000003814697pt" style:font-name-complex="Liberation Mono" style:font-size-complex="15pt"/>
    </style:style>
    <style:style style:name="P43" style:family="paragraph" style:parent-style-name="Preformatted_20_Text" style:list-style-name="L21">
      <style:text-properties style:font-name="arial" fo:font-size="15pt" fo:language="de" fo:country="DE" officeooo:rsid="0019c580" officeooo:paragraph-rsid="0019c580" style:font-name-asian="Noto Sans Mono CJK SC" style:font-size-asian="13.1000003814697pt" style:font-name-complex="Liberation Mono" style:font-size-complex="15pt"/>
    </style:style>
    <style:style style:name="P44" style:family="paragraph" style:parent-style-name="Preformatted_20_Text" style:list-style-name="L22">
      <style:text-properties style:font-name="arial" fo:font-size="15pt" fo:language="de" fo:country="DE" officeooo:rsid="0019c580" officeooo:paragraph-rsid="0019c580" style:font-name-asian="Noto Sans Mono CJK SC" style:font-size-asian="13.1000003814697pt" style:font-name-complex="Liberation Mono" style:font-size-complex="15pt"/>
    </style:style>
    <style:style style:name="P45" style:family="paragraph" style:parent-style-name="Preformatted_20_Text" style:list-style-name="L23">
      <style:text-properties style:font-name="arial" fo:font-size="15pt" fo:language="de" fo:country="DE" officeooo:rsid="001bbce6" officeooo:paragraph-rsid="001bbce6" style:font-name-asian="Noto Sans Mono CJK SC" style:font-size-asian="13.1000003814697pt" style:font-name-complex="Liberation Mono" style:font-size-complex="15pt"/>
    </style:style>
    <style:style style:name="P46" style:family="paragraph" style:parent-style-name="Preformatted_20_Text" style:list-style-name="L24">
      <style:text-properties style:font-name="arial" fo:font-size="15pt" fo:language="de" fo:country="DE" officeooo:rsid="001bbce6" officeooo:paragraph-rsid="001e2291" style:font-name-asian="Noto Sans Mono CJK SC" style:font-size-asian="13.1000003814697pt" style:font-name-complex="Liberation Mono" style:font-size-complex="15pt"/>
    </style:style>
    <style:style style:name="P47" style:family="paragraph" style:parent-style-name="Preformatted_20_Text">
      <style:text-properties style:font-name="arial" fo:font-size="15pt" fo:language="de" fo:country="DE" officeooo:rsid="001d3715" officeooo:paragraph-rsid="001d3715" style:font-name-asian="Noto Sans Mono CJK SC" style:font-size-asian="13.1000003814697pt" style:font-name-complex="Liberation Mono" style:font-size-complex="15pt"/>
    </style:style>
    <style:style style:name="P48" style:family="paragraph" style:parent-style-name="Preformatted_20_Text" style:list-style-name="L24">
      <style:text-properties style:font-name="arial" fo:font-size="15pt" fo:language="de" fo:country="DE" officeooo:rsid="001d3715" officeooo:paragraph-rsid="001d3715" style:font-name-asian="Noto Sans Mono CJK SC" style:font-size-asian="13.1000003814697pt" style:font-name-complex="Liberation Mono" style:font-size-complex="15pt"/>
    </style:style>
    <style:style style:name="P49" style:family="paragraph" style:parent-style-name="Preformatted_20_Text">
      <style:text-properties style:font-name="arial" fo:font-size="15pt" fo:language="de" fo:country="DE" officeooo:rsid="00200762" officeooo:paragraph-rsid="00200762" style:font-name-asian="Noto Sans Mono CJK SC" style:font-size-asian="13.1000003814697pt" style:font-name-complex="Liberation Mono" style:font-size-complex="15pt"/>
    </style:style>
    <style:style style:name="P50" style:family="paragraph" style:parent-style-name="Preformatted_20_Text" style:list-style-name="L3">
      <style:text-properties officeooo:rsid="0018a9a8" officeooo:paragraph-rsid="0018a9a8"/>
    </style:style>
    <style:style style:name="P51" style:family="paragraph" style:parent-style-name="Preformatted_20_Text" style:list-style-name="L5">
      <style:text-properties officeooo:rsid="000f6d2b" officeooo:paragraph-rsid="000f6d2b"/>
    </style:style>
    <style:style style:name="P52" style:family="paragraph" style:parent-style-name="Preformatted_20_Text" style:list-style-name="L22">
      <style:text-properties officeooo:paragraph-rsid="0019c580"/>
    </style:style>
    <style:style style:name="P53" style:family="paragraph" style:parent-style-name="Preformatted_20_Text" style:list-style-name="L23">
      <style:text-properties officeooo:rsid="001bbce6" officeooo:paragraph-rsid="001e2291"/>
    </style:style>
    <style:style style:name="P54" style:family="paragraph" style:parent-style-name="Preformatted_20_Text" style:list-style-name="L25">
      <style:text-properties officeooo:rsid="00200762" officeooo:paragraph-rsid="00200762"/>
    </style:style>
    <style:style style:name="P55" style:family="paragraph" style:parent-style-name="Preformatted_20_Text">
      <style:text-properties officeooo:rsid="00200762" officeooo:paragraph-rsid="00200762"/>
    </style:style>
    <style:style style:name="P56" style:family="paragraph" style:parent-style-name="Preformatted_20_Text">
      <style:text-properties officeooo:rsid="0024e0e0" officeooo:paragraph-rsid="0024e0e0"/>
    </style:style>
    <style:style style:name="P57" style:family="paragraph" style:parent-style-name="Preformatted_20_Text" style:list-style-name="L26">
      <style:text-properties officeooo:rsid="0024e0e0" officeooo:paragraph-rsid="0024e0e0"/>
    </style:style>
    <style:style style:name="P58" style:family="paragraph" style:parent-style-name="Preformatted_20_Text" style:list-style-name="L27">
      <style:text-properties officeooo:rsid="0024e0e0" officeooo:paragraph-rsid="0024e0e0"/>
    </style:style>
    <style:style style:name="T1" style:family="text">
      <style:text-properties style:font-name="arial" fo:font-size="15pt" fo:language="de" fo:country="DE" style:font-name-asian="Noto Sans Mono CJK SC" style:font-size-asian="13.1000003814697pt" style:font-name-complex="Liberation Mono" style:font-size-complex="15pt"/>
    </style:style>
    <style:style style:name="T2" style:family="text">
      <style:text-properties style:font-name="arial" fo:font-size="15pt" fo:language="de" fo:country="DE" officeooo:rsid="001a5dec" style:font-name-asian="Noto Sans Mono CJK SC" style:font-size-asian="13.1000003814697pt" style:font-name-complex="Liberation Mono" style:font-size-complex="15pt"/>
    </style:style>
    <style:style style:name="T3" style:family="text">
      <style:text-properties style:font-name="arial" fo:font-size="15pt" fo:language="de" fo:country="DE" officeooo:rsid="0018a9a8" style:font-name-asian="Noto Sans Mono CJK SC" style:font-size-asian="13.1000003814697pt" style:font-name-complex="Liberation Mono" style:font-size-complex="15pt"/>
    </style:style>
    <style:style style:name="T4" style:family="text">
      <style:text-properties style:font-name="arial" fo:font-size="15pt" fo:language="de" fo:country="DE" officeooo:rsid="0019c580" style:font-name-asian="Noto Sans Mono CJK SC" style:font-size-asian="13.1000003814697pt" style:font-name-complex="Liberation Mono" style:font-size-complex="15pt"/>
    </style:style>
    <style:style style:name="T5" style:family="text">
      <style:text-properties style:font-name="arial" fo:font-size="15pt" fo:language="de" fo:country="DE" officeooo:rsid="001e2291" style:font-name-asian="Noto Sans Mono CJK SC" style:font-size-asian="13.1000003814697pt" style:font-name-complex="Liberation Mono" style:font-size-complex="15pt"/>
    </style:style>
    <style:style style:name="T6" style:family="text">
      <style:text-properties style:font-name="arial" fo:font-size="15pt" fo:language="de" fo:country="DE" officeooo:rsid="0021f0a0" style:font-name-asian="Noto Sans Mono CJK SC" style:font-size-asian="13.1000003814697pt" style:font-name-complex="Liberation Mono" style:font-size-complex="15pt"/>
    </style:style>
    <style:style style:name="T7" style:family="text">
      <style:text-properties style:font-name="arial" fo:font-size="15pt" fo:language="de" fo:country="DE" officeooo:rsid="00266987" style:font-name-asian="Noto Sans Mono CJK SC" style:font-size-asian="13.1000003814697pt" style:font-name-complex="Liberation Mono" style:font-size-complex="15pt"/>
    </style:style>
    <style:style style:name="T8" style:family="text">
      <style:text-properties officeooo:rsid="000f6d2b"/>
    </style:style>
    <style:style style:name="T9" style:family="text">
      <style:text-properties officeooo:rsid="001215ab"/>
    </style:style>
    <style:style style:name="T10" style:family="text">
      <style:text-properties officeooo:rsid="0013a648"/>
    </style:style>
    <style:style style:name="T11" style:family="text">
      <style:text-properties officeooo:rsid="00154ca5"/>
    </style:style>
    <style:style style:name="T12" style:family="text">
      <style:text-properties officeooo:rsid="0017fbb8"/>
    </style:style>
    <style:style style:name="T13" style:family="text">
      <style:text-properties officeooo:rsid="0019b55b"/>
    </style:style>
    <style:style style:name="T14" style:family="text">
      <style:text-properties style:font-name="Arial" fo:font-size="15pt" fo:language="de" fo:country="DE" officeooo:rsid="0019c580" style:font-name-asian="Noto Sans Mono CJK SC" style:font-size-asian="15pt" style:font-name-complex="Liberation Mono" style:font-size-complex="15pt"/>
    </style:style>
    <style:style style:name="T15" style:family="text">
      <style:text-properties style:font-name="Arial" fo:font-size="15pt" style:font-size-asian="15pt" style:font-size-complex="15pt"/>
    </style:style>
    <style:style style:name="T16" style:family="text">
      <style:text-properties officeooo:rsid="0026f46c"/>
    </style:style>
    <style:style style:name="T17" style:family="text">
      <style:text-properties officeooo:rsid="00288dc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75cm" fo:text-indent="-0.635cm" fo:margin-left="1.5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cm" fo:text-indent="-0.635cm" fo:margin-left="2.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45cm" fo:text-indent="-0.635cm" fo:margin-left="2.8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cm" fo:text-indent="-0.635cm" fo:margin-left="3.4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15cm" fo:text-indent="-0.635cm" fo:margin-left="4.1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cm" fo:text-indent="-0.635cm" fo:margin-left="4.7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85cm" fo:text-indent="-0.635cm" fo:margin-left="5.3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cm" fo:text-indent="-0.635cm" fo:margin-left="6.0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55cm" fo:text-indent="-0.635cm" fo:margin-left="6.6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cm" fo:text-indent="-0.635cm" fo:margin-left="7.29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75cm" fo:text-indent="-0.635cm" fo:margin-left="1.5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cm" fo:text-indent="-0.635cm" fo:margin-left="2.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45cm" fo:text-indent="-0.635cm" fo:margin-left="2.8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cm" fo:text-indent="-0.635cm" fo:margin-left="3.4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15cm" fo:text-indent="-0.635cm" fo:margin-left="4.1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cm" fo:text-indent="-0.635cm" fo:margin-left="4.7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85cm" fo:text-indent="-0.635cm" fo:margin-left="5.3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cm" fo:text-indent="-0.635cm" fo:margin-left="6.0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55cm" fo:text-indent="-0.635cm" fo:margin-left="6.6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cm" fo:text-indent="-0.635cm" fo:margin-left="7.29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5.03 14-18:00 </text:p>
      <text:list xml:id="list1971929206" text:style-name="L1">
        <text:list-item>
          <text:p text:style-name="P16">Projektideen sammeln</text:p>
        </text:list-item>
        <text:list-item>
          <text:p text:style-name="P16">erste Projektbeschreibung ausarbeiten</text:p>
        </text:list-item>
      </text:list>
      <text:p text:style-name="P12">18.03 16-18:<text:span text:style-name="T16">00</text:span></text:p>
      <text:list xml:id="list1331849982" text:style-name="L2">
        <text:list-item>
          <text:p text:style-name="P17">Ausarbeitung der Programmidee Funktionen</text:p>
        </text:list-item>
      </text:list>
      <text:p text:style-name="P12"/>
      <text:p text:style-name="P12">22.03. 19-20:00</text:p>
      <text:list xml:id="list1918504167" text:style-name="L3">
        <text:list-item>
          <text:p text:style-name="P18">Meeting zu Projektideen</text:p>
        </text:list-item>
        <text:list-item>
          <text:p text:style-name="P50"><text:span text:style-name="T3">Einigung</text:span><text:span text:style-name="T1"> auf Projektidee</text:span></text:p>
        </text:list-item>
      </text:list>
      <text:p text:style-name="P1"/>
      <text:p text:style-name="P1">26.03 14:00-15:30</text:p>
      <text:p text:style-name="P1"/>
      <text:list xml:id="list438195430" text:style-name="L4">
        <text:list-item>
          <text:p text:style-name="P19">Überlegungen zu Funktionen des Programms</text:p>
        </text:list-item>
        <text:list-item>
          <text:p text:style-name="P19">erste Überlegungen zu use-cases</text:p>
        </text:list-item>
      </text:list>
      <text:p text:style-name="P1"/>
      <text:p text:style-name="P1">27.03 17:00-19:00</text:p>
      <text:list xml:id="list310187195" text:style-name="L5">
        <text:list-item>
          <text:p text:style-name="P20">schreiben von use-case „<text:span text:style-name="T17">geben von </text:span><text:span text:style-name="T13">Feedback“</text:span></text:p>
        </text:list-item>
        <text:list-item>
          <text:p text:style-name="P51"><text:span text:style-name="T2">M</text:span><text:span text:style-name="T1">eeting</text:span></text:p>
        </text:list-item>
      </text:list>
      <text:p text:style-name="P1"><text:s/></text:p>
      <text:p text:style-name="P1">28.03 12:15-14:15</text:p>
      <text:p text:style-name="P1"/>
      <text:list xml:id="list2829848559" text:style-name="L6">
        <text:list-item>
          <text:p text:style-name="P21">Überlegungen zu Klassen</text:p>
        </text:list-item>
        <text:list-item>
          <text:p text:style-name="P29">Grundklassen aufschreiben</text:p>
        </text:list-item>
      </text:list>
      <text:p text:style-name="P1"/>
      <text:p text:style-name="P1">29.03 13:45-15:<text:span text:style-name="T10">45</text:span></text:p>
      <text:list xml:id="list2884909965" text:style-name="L7">
        <text:list-item>
          <text:p text:style-name="P22">Beratungstermin und Meeting</text:p>
        </text:list-item>
        <text:list-item>
          <text:p text:style-name="P22">Aufteilung der aufgaben</text:p>
        </text:list-item>
      </text:list>
      <text:p text:style-name="P1"/>
      <text:p text:style-name="P1"/>
      <text:p text:style-name="P1">30.03 12:00-14:00, 18-19:30</text:p>
      <text:list xml:id="list189029547" text:style-name="L8">
        <text:list-item>
          <text:p text:style-name="P23">erstellen des Domain Models</text:p>
        </text:list-item>
      </text:list>
      <text:p text:style-name="P1"/>
      <text:p text:style-name="P2">31.03 18:00-19:00</text:p>
      <text:list xml:id="list1042681059" text:style-name="L9">
        <text:list-item>
          <text:p text:style-name="P24">Meeting <text:span text:style-name="T11">über aktuellen stand</text:span></text:p>
        </text:list-item>
        <text:list-item>
          <text:p text:style-name="P30">Verteilung von aufgaben</text:p>
        </text:list-item>
      </text:list>
      <text:p text:style-name="P2"/>
      <text:p text:style-name="P9">05.04 16-20:00</text:p>
      <text:list xml:id="list591467055" text:style-name="L10">
        <text:list-item>
          <text:p text:style-name="P31">Überarbeitung der Beziehungen im Domain Model</text:p>
        </text:list-item>
        <text:list-item>
          <text:p text:style-name="P31">Ausarbeitung der Klassen für das Domain Model</text:p>
        </text:list-item>
        <text:list-item>
          <text:p text:style-name="P31">Meeting Besprechung zum Domain model</text:p>
          <text:p text:style-name="P31"/>
          <text:p text:style-name="P31"/>
        </text:list-item>
      </text:list>
      <text:p text:style-name="P2"><text:soft-page-break/>03.04 18:00-19:00</text:p>
      <text:list xml:id="list651724417" text:style-name="L11">
        <text:list-item>
          <text:p text:style-name="P25">Meeting</text:p>
        </text:list-item>
        <text:list-item>
          <text:p text:style-name="P25">Aufteilen der Gesprächsthemen zur Review</text:p>
        </text:list-item>
        <text:list-item>
          <text:p text:style-name="P25">Planung des weiteren Vorgehens</text:p>
        </text:list-item>
      </text:list>
      <text:p text:style-name="P2"/>
      <text:p text:style-name="P10">04.04 14:30-15:<text:span text:style-name="T12">30</text:span></text:p>
      <text:list xml:id="list1026222123" text:style-name="L12">
        <text:list-item>
          <text:p text:style-name="P33">Review ms1</text:p>
        </text:list-item>
        <text:list-item>
          <text:p text:style-name="P34">kurze Besprechung <text:span text:style-name="T13">zum weiteren vorgehen</text:span></text:p>
        </text:list-item>
      </text:list>
      <text:p text:style-name="P10"/>
      <text:p text:style-name="P3">12.04 19:00-21:00</text:p>
      <text:list xml:id="list140054865" text:style-name="L13">
        <text:list-item>
          <text:p text:style-name="P26"><text:span text:style-name="T13">erste</text:span> Arbeitspake<text:span text:style-name="T13">te identifizieren</text:span></text:p>
        </text:list-item>
        <text:list-item>
          <text:p text:style-name="P26">Besprechung zu Arbeitspaketen</text:p>
        </text:list-item>
        <text:list-item>
          <text:p text:style-name="P35">Verbesserungen am Domain model <text:span text:style-name="T13">(zusammenführen von klassen)</text:span></text:p>
        </text:list-item>
        <text:list-item>
          <text:p text:style-name="P35"/>
        </text:list-item>
      </text:list>
      <text:p text:style-name="P11">14.04 12-16:00</text:p>
      <text:list xml:id="list1311172072" text:style-name="L14">
        <text:list-item>
          <text:p text:style-name="P36">auffrischen wissen zu Softwarearchitekturen</text:p>
        </text:list-item>
        <text:list-item>
          <text:p text:style-name="P36">Überlegungen zu Programm Ablauf</text:p>
        </text:list-item>
        <text:list-item>
          <text:p text:style-name="P36">Erste Klassen <text:span text:style-name="T13">mit Funktionen ausarbeiten</text:span></text:p>
        </text:list-item>
      </text:list>
      <text:p text:style-name="P3"/>
      <text:p text:style-name="P3">16.04 14:00-18:00</text:p>
      <text:list xml:id="list3988605131" text:style-name="L15">
        <text:list-item>
          <text:p text:style-name="P27">Erstellen Klassendiagramm</text:p>
        </text:list-item>
        <text:list-item>
          <text:p text:style-name="P27">Softwarearchitektur Überlegungen</text:p>
        </text:list-item>
        <text:list-item>
          <text:p text:style-name="P27">Besprechung zu Klassendiagramm und Architektur</text:p>
        </text:list-item>
      </text:list>
      <text:p text:style-name="P1"/>
      <text:p text:style-name="P1"/>
      <text:p text:style-name="P4">19.04 15:00-1<text:span text:style-name="T8">8:00, 19:00-20:00</text:span></text:p>
      <text:list xml:id="list2902157746" text:style-name="L16">
        <text:list-item>
          <text:p text:style-name="P28">Ausarbeitung des MVC modells</text:p>
        </text:list-item>
        <text:list-item>
          <text:p text:style-name="P28">ausarbeitung der Software Klassen</text:p>
        </text:list-item>
        <text:list-item>
          <text:p text:style-name="P37">Meetin<text:span text:style-name="T9">g</text:span></text:p>
        </text:list-item>
      </text:list>
      <text:p text:style-name="P5"/>
      <text:p text:style-name="P6">21.04 13-17:00</text:p>
      <text:list xml:id="list3049595123" text:style-name="L17">
        <text:list-item>
          <text:p text:style-name="P38">Entwurf der Model Klassen des MVC modells</text:p>
        </text:list-item>
        <text:list-item>
          <text:p text:style-name="P38">Entwurf der Controller Klassen des MVC modells</text:p>
        </text:list-item>
      </text:list>
      <text:p text:style-name="P7"/>
      <text:p text:style-name="P7">23.04 15-18:00</text:p>
      <text:list xml:id="list3488937877" text:style-name="L18">
        <text:list-item>
          <text:p text:style-name="P39">Anpassungen des MVC modells</text:p>
        </text:list-item>
        <text:list-item>
          <text:p text:style-name="P39">neuer Entwurf der Controller Klassen</text:p>
        </text:list-item>
        <text:list-item>
          <text:p text:style-name="P39">visuelle Aufarbeitung der Architektur</text:p>
        </text:list-item>
      </text:list>
      <text:p text:style-name="P7"/>
      <text:p text:style-name="P7"/>
      <text:p text:style-name="P7"/>
      <text:p text:style-name="P8"><text:soft-page-break/>26.04 19-20:00 , 20-22:00</text:p>
      <text:list xml:id="list3974902807" text:style-name="L19">
        <text:list-item>
          <text:p text:style-name="P41">meeting</text:p>
        </text:list-item>
        <text:list-item>
          <text:p text:style-name="P41">Überlegungen zur Umsetzung der Programmierung</text:p>
          <text:p text:style-name="P41"/>
        </text:list-item>
      </text:list>
      <text:p text:style-name="P9">28.04 15-19:00</text:p>
      <text:list xml:id="list55735570" text:style-name="L20">
        <text:list-item>
          <text:p text:style-name="P32">einarbeiten in qt (übungsprojekt)</text:p>
        </text:list-item>
        <text:list-item>
          <text:p text:style-name="P32">lesen des API Codes zur besseren Verständnis</text:p>
        </text:list-item>
        <text:list-item>
          <text:p text:style-name="P42">einlesen in git</text:p>
        </text:list-item>
      </text:list>
      <text:p text:style-name="P13"><text:tab/></text:p>
      <text:p text:style-name="P14">03.05 16-20:00</text:p>
      <text:list xml:id="list1525458788" text:style-name="L21">
        <text:list-item>
          <text:p text:style-name="P43">Client Benutzerklasse schreiben</text:p>
        </text:list-item>
      </text:list>
      <text:p text:style-name="P14"/>
      <text:p text:style-name="P14">06.05 17:00-23:00</text:p>
      <text:list xml:id="list567812711" text:style-name="L22">
        <text:list-item>
          <text:p text:style-name="P44">Aufbau Testumgebung API und DB Server</text:p>
          <text:p text:style-name="P44">erste Tests mit QNetworkAccessManager Class</text:p>
          <text:p text:style-name="P52"><text:span text:style-name="T4"><text:s/></text:span><text:span text:style-name="T14">und </text:span><text:span text:style-name="T15">QJsonObject Class</text:span></text:p>
        </text:list-item>
      </text:list>
      <text:p text:style-name="P14"/>
      <text:p text:style-name="P15">11.05 11-15:00 , 19:00-23:00</text:p>
      <text:p text:style-name="P15"><text:tab/></text:p>
      <text:list xml:id="list3185977471" text:style-name="L23">
        <text:list-item>
          <text:p text:style-name="P45">Benutzer Client klasse get funktionalitäten einbauen</text:p>
          <text:list>
            <text:list-header>
              <text:p text:style-name="P45">(API Server → Client)</text:p>
            </text:list-header>
          </text:list>
        </text:list-item>
        <text:list-item>
          <text:p text:style-name="P53"><text:span text:style-name="T1">erste tests zu </text:span><text:span text:style-name="T5">DB connection</text:span><text:span text:style-name="T1"> </text:span></text:p>
        </text:list-item>
        <text:list-item>
          <text:p text:style-name="P45"/>
        </text:list-item>
      </text:list>
      <text:p text:style-name="P47">12.05 10-14:00 , 16:00-20:00</text:p>
      <text:list xml:id="list613937385" text:style-name="L24">
        <text:list-item>
          <text:p text:style-name="P48">DB klasse schreiben für get funktionalität (db server → API server)</text:p>
        </text:list-item>
        <text:list-item>
          <text:p text:style-name="P46">erste tests zu put (client → API server</text:p>
        </text:list-item>
      </text:list>
      <text:p text:style-name="P49">14.05 14-18:00</text:p>
      <text:list xml:id="list4041276890" text:style-name="L25">
        <text:list-item>
          <text:p text:style-name="P54"><text:span text:style-name="T1">einbau put funktionalität </text:span><text:span text:style-name="T6">für Benutzer</text:span><text:span text:style-name="T1"> (client→ <text:s/>Api Server)</text:span></text:p>
        </text:list-item>
      </text:list>
      <text:p text:style-name="P55"><text:span text:style-name="T1"/></text:p>
      <text:p text:style-name="P56"><text:span text:style-name="T1">15.05 16-20:00</text:span></text:p>
      <text:list xml:id="list2556625694" text:style-name="L26">
        <text:list-item>
          <text:p text:style-name="P57"><text:span text:style-name="T1">finalisieren der Architektur diagramme</text:span></text:p>
        </text:list-item>
        <text:list-item>
          <text:p text:style-name="P57"><text:span text:style-name="T1">Fertigstellung und Formatierung des codes der benutzer klassen </text:span></text:p>
        </text:list-item>
      </text:list>
      <text:p text:style-name="P56"><text:span text:style-name="T1">16.05 16-20:00</text:span></text:p>
      <text:list xml:id="list2390368477" text:style-name="L27">
        <text:list-item>
          <text:p text:style-name="P58"><text:span text:style-name="T1">codereview</text:span></text:p>
        </text:list-item>
        <text:list-item>
          <text:p text:style-name="P58"><text:span text:style-name="T1">git hub </text:span><text:span text:style-name="T7">branch </text:span><text:span text:style-name="T1">strukturieren</text:span></text:p>
        </text:list-item>
        <text:list-item>
          <text:p text:style-name="P58"><text:span text:style-name="T1">code bereinigen</text:span></text:p>
          <text:p text:style-name="P58"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6T18:56:46.385092321</dc:date>
    <meta:editing-duration>PT3H9M14S</meta:editing-duration>
    <meta:editing-cycles>26</meta:editing-cycles>
    <meta:generator>LibreOffice/7.3.3.2$Linux_X86_64 LibreOffice_project/30$Build-2</meta:generator>
    <meta:document-statistic meta:table-count="0" meta:image-count="0" meta:object-count="0" meta:page-count="3" meta:paragraph-count="97" meta:word-count="386" meta:character-count="2534" meta:non-whitespace-character-count="2295"/>
  </office:meta>
</office:document-meta>
</file>